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53761" officeooo:paragraph-rsid="00153761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5d16c" officeooo:paragraph-rsid="0015d16c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21b6eb" officeooo:paragraph-rsid="0021b6eb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53761" officeooo:paragraph-rsid="00153761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5d16c" officeooo:paragraph-rsid="0015d16c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5470" officeooo:paragraph-rsid="00185470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7862" officeooo:paragraph-rsid="00187862" style:font-weight-asian="bold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7862" officeooo:paragraph-rsid="00187862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fe74" officeooo:paragraph-rsid="0018fe74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6e0b" officeooo:paragraph-rsid="001a6e0b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6e0b" officeooo:paragraph-rsid="001a6e0b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c64c3" officeooo:paragraph-rsid="001c64c3" style:font-weight-asian="bold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c64c3" officeooo:paragraph-rsid="001c64c3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c89ca" officeooo:paragraph-rsid="001c89ca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323d" officeooo:paragraph-rsid="001e323d" style:font-weight-asian="bold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e323d" officeooo:paragraph-rsid="001e323d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f2bab" officeooo:paragraph-rsid="001f2bab" style:font-weight-asian="bold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11554" officeooo:paragraph-rsid="00211554" style:font-weight-asian="bold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1b6eb" officeooo:paragraph-rsid="0021b6eb" style:font-weight-asian="bold" style:font-name-complex="Arial"/>
    </style:style>
    <style:style style:name="P26" style:family="paragraph" style:parent-style-name="Standard"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6c79c" officeooo:paragraph-rsid="0016c79c" style:font-size-asian="12pt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77c5d" officeooo:paragraph-rsid="00177c5d" style:font-size-asian="12pt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5470" officeooo:paragraph-rsid="00185470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fe74" officeooo:paragraph-rsid="0018fe74" style:font-size-asian="12pt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c89ca" officeooo:paragraph-rsid="001c89ca" style:font-size-asian="12pt" style:font-weight-asian="bold" style:font-name-complex="Arial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f2bab" officeooo:paragraph-rsid="001f2bab" style:font-size-asian="12pt" style:font-weight-asian="bold" style:font-name-complex="Arial"/>
    </style:style>
    <style:style style:name="P36" style:family="paragraph" style:parent-style-name="Standard">
      <style:paragraph-properties style:snap-to-layout-grid="false"/>
      <style:text-properties style:font-name="Arial" officeooo:rsid="0021e1ce" officeooo:paragraph-rsid="0021e1ce" style:font-name-complex="Arial"/>
    </style:style>
    <style:style style:name="T1" style:family="text">
      <style:text-properties officeooo:rsid="00193b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">Consultar Circuito Turístic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6">CU_1.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0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0">El circuito debe estar previamente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0">Se ha obtenido información sobre un circui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1">Moisés Noguera Carrillo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4">2/4/20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4">1.0</text:p>
          </table:table-cell>
        </table:table-row>
      </table:table>
      <text:p text:style-name="P2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6">Propósito</text:p>
          </table:table-cell>
        </table:table-row>
        <table:table-row table:style-name="Tabla2.1">
          <table:table-cell table:style-name="Tabla2.A2" office:value-type="string">
            <text:p text:style-name="P29">Poder consultar los datos de un circuito turístico</text:p>
          </table:table-cell>
        </table:table-row>
      </table:table>
      <text:p text:style-name="P2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6">Resumen</text:p>
          </table:table-cell>
        </table:table-row>
        <table:table-row table:style-name="Tabla3.1">
          <table:table-cell table:style-name="Tabla3.A2" office:value-type="string">
            <text:p text:style-name="P30">El Agente solicita realizar una consulta de un circuito turístico, indica el nombre del circuito y el sistema lo busca. Posteriormente el Agente introduce la información que desea consultar y el sistema la muestra.</text:p>
          </table:table-cell>
        </table:table-row>
      </table:table>
      <text:p text:style-name="P2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6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2">1</text:p>
          </table:table-cell>
          <table:table-cell table:style-name="Tabla4.B2" office:value-type="string">
            <text:p text:style-name="P12">Agente: Indica que desea consultar un circuito</text:p>
          </table:table-cell>
          <table:table-cell table:style-name="Tabla4.C2" office:value-type="string">
            <text:p text:style-name="P13">2</text:p>
          </table:table-cell>
          <table:table-cell table:style-name="Tabla4.D2" office:value-type="string">
            <text:p text:style-name="P14">Pide al Agente el nombre del circuito a consultar</text:p>
          </table:table-cell>
        </table:table-row>
        <table:table-row table:style-name="Tabla4.1">
          <table:table-cell table:style-name="Tabla4.A3" office:value-type="string">
            <text:p text:style-name="P33">3</text:p>
          </table:table-cell>
          <table:table-cell table:style-name="Tabla4.B3" office:value-type="string">
            <text:p text:style-name="P15">Agente: <text:span text:style-name="T1">Introduce el nombre del circuito</text:span></text:p>
          </table:table-cell>
          <table:table-cell table:style-name="Tabla4.C3" office:value-type="string">
            <text:p text:style-name="P16">4</text:p>
          </table:table-cell>
          <table:table-cell table:style-name="Tabla4.D3" office:value-type="string">
            <text:p text:style-name="P17">Busca el circuito entre los disponibles</text:p>
          </table:table-cell>
        </table:table-row>
        <table:table-row table:style-name="Tabla4.1">
          <table:table-cell table:style-name="Tabla4.A4" office:value-type="string">
            <text:p text:style-name="P31"/>
          </table:table-cell>
          <table:table-cell table:style-name="Tabla4.B4" office:value-type="string">
            <text:p text:style-name="P8"/>
          </table:table-cell>
          <table:table-cell table:style-name="Tabla4.C4" office:value-type="string">
            <text:p text:style-name="P18">5</text:p>
          </table:table-cell>
          <table:table-cell table:style-name="Tabla4.D4" office:value-type="string">
            <text:p text:style-name="P19">Pide al Agente los datos que desea consultar</text:p>
          </table:table-cell>
        </table:table-row>
        <table:table-row table:style-name="Tabla4.1">
          <table:table-cell table:style-name="Tabla4.A5" office:value-type="string">
            <text:p text:style-name="P34">6</text:p>
          </table:table-cell>
          <table:table-cell table:style-name="Tabla4.B5" office:value-type="string">
            <text:p text:style-name="P20">Agente: Introduce los datos a consultar</text:p>
          </table:table-cell>
          <table:table-cell table:style-name="Tabla4.C5" office:value-type="string">
            <text:p text:style-name="P21">7</text:p>
          </table:table-cell>
          <table:table-cell table:style-name="Tabla4.D5" office:value-type="string">
            <text:p text:style-name="P22">Proporciona la información</text:p>
          </table:table-cell>
        </table:table-row>
        <table:table-row table:style-name="Tabla4.1">
          <table:table-cell table:style-name="Tabla4.A6" office:value-type="string">
            <text:p text:style-name="P31"/>
          </table:table-cell>
          <table:table-cell table:style-name="Tabla4.B6" office:value-type="string">
            <text:p text:style-name="P8"/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31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9"/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8" office:value-type="string">
            <text:p text:style-name="P31"/>
          </table:table-cell>
          <table:table-cell table:style-name="Tabla4.B8" office:value-type="string">
            <text:p text:style-name="P8"/>
          </table:table-cell>
          <table:table-cell table:style-name="Tabla4.C8" office:value-type="string">
            <text:p text:style-name="P9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31"/>
          </table:table-cell>
          <table:table-cell table:style-name="Tabla4.B9" office:value-type="string">
            <text:p text:style-name="P8"/>
          </table:table-cell>
          <table:table-cell table:style-name="Tabla4.C9" office:value-type="string">
            <text:p text:style-name="P9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31"/>
          </table:table-cell>
          <table:table-cell table:style-name="Tabla4.B10" office:value-type="string">
            <text:p text:style-name="P8"/>
          </table:table-cell>
          <table:table-cell table:style-name="Tabla4.C10" office:value-type="string">
            <text:p text:style-name="P9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31"/>
          </table:table-cell>
          <table:table-cell table:style-name="Tabla4.B11" office:value-type="string">
            <text:p text:style-name="P8"/>
          </table:table-cell>
          <table:table-cell table:style-name="Tabla4.C11" office:value-type="string">
            <text:p text:style-name="P9"/>
          </table:table-cell>
          <table:table-cell table:style-name="Tabla4.D11" office:value-type="string">
            <text:p text:style-name="P8"/>
          </table:table-cell>
        </table:table-row>
      </table:table>
      <text:p text:style-name="P2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6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5">4</text:p>
          </table:table-cell>
          <table:table-cell table:style-name="Tabla5.B2" office:value-type="string">
            <text:p text:style-name="P23">El circuito no se encuentra entre los disponibles</text:p>
          </table:table-cell>
        </table:table-row>
        <table:table-row table:style-name="Tabla5.1">
          <table:table-cell table:style-name="Tabla5.A3" office:value-type="string">
            <text:p text:style-name="P31"/>
          </table:table-cell>
          <table:table-cell table:style-name="Tabla5.B3" office:value-type="string">
            <text:p text:style-name="P24">1.Notifica la situación al sistema y finaliza el caso de uso</text:p>
          </table:table-cell>
        </table:table-row>
        <table:table-row table:style-name="Tabla5.1">
          <table:table-cell table:style-name="Tabla5.A4" office:value-type="string">
            <text:p text:style-name="P31"/>
          </table:table-cell>
          <table:table-cell table:style-name="Tabla5.B4" office:value-type="string">
            <text:p text:style-name="P8"/>
          </table:table-cell>
        </table:table-row>
      </table:table>
      <text:p text:style-name="P2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6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5">Alt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5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25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5">Alt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25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5">Alta</text:p>
          </table:table-cell>
        </table:table-row>
      </table:table>
      <text:p text:style-name="P26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6">Comentarios</text:p>
          </table:table-cell>
        </table:table-row>
        <table:table-row table:style-name="Tabla7.2">
          <table:table-cell table:style-name="Tabla7.A2" office:value-type="string">
            <text:p text:style-name="P28"/>
          </table:table-cell>
        </table:table-row>
      </table:table>
      <text:p text:style-name="P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9T12:39:27.456636425</dc:date>
    <meta:editing-cycles>18</meta:editing-cycles>
    <meta:editing-duration>PT16M</meta:editing-duration>
    <meta:generator>LibreOffice/6.0.7.3$Linux_X86_64 LibreOffice_project/00m0$Build-3</meta:generator>
    <meta:document-statistic meta:table-count="7" meta:image-count="0" meta:object-count="0" meta:page-count="1" meta:paragraph-count="55" meta:word-count="174" meta:character-count="1081" meta:non-whitespace-character-count="962"/>
  </office:meta>
</office:document-meta>
</file>